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n with Octals</text:p>
      <text:p text:style-name="Standard"/>
      <text:p text:style-name="Standard">Harry the squirrel was talking with his friend Sandy one day. Sandy is a computer expert. She explained that computers work in binary (base 2) and that all computer numbers in general are stored as 0's and 1's. However, Harry was still confused by her explanation. Sandy wants to write a program to help Harry better understand. </text:p>
      <text:p text:style-name="Standard"/>
      <text:p text:style-name="Standard">Help Harry by writing a program that converts an unsigned hexadecimal number to octal (base 8) form. A hexadecimal number can have at most 100,000 digits and is composed of digits and capital letters from A to F.</text:p>
      <text:p text:style-name="Standard"/>
      <text:p text:style-name="Standard">Hexadecimal numbers are a way of representing a base-16 number system. In this system, the numbers 0-9 still correspond to 0-9. In addition to those, A corresponds with 10, B with 11, and so on, ending with F (which corresponds with 15).</text:p>
      <text:p text:style-name="Standard"/>
      <text:p text:style-name="Standard">For instance, the number B23A corresponds with the decimal number 11×163+2×162+3×16+10×1=45626. The corresponding octal, or base 8, number is 131072 because 1×85+3×84+1×83+0×82+7×8+2×1=45626.</text:p>
      <text:p text:style-name="Standard"/>
      <text:p text:style-name="Standard">As a hint, there is actually an easier way to convert from hexadecimal to octal instead of converting from hexadecimal to decimal to octal. It is beneficial to think about the numbers in binary, or base 2 format.</text:p>
      <text:p text:style-name="Standard"/>
      <text:p text:style-name="Standard">INPUT FORMAT</text:p>
      <text:p text:style-name="Standard"/>
      <text:p text:style-name="Standard">Line 1: A single hexadecimal number. Multi-digit numbers won’t have any leading zeros (i.e., A1 instead of 00A1). Note that 0 by itself is a valid input.</text:p>
      <text:p text:style-name="Standard"/>
      <text:p text:style-name="Standard">OUTPUT FORMAT</text:p>
      <text:p text:style-name="Standard"/>
      <text:p text:style-name="Standard">Line 1: The octal value without any leading zeros (if the input is 0, output 0).</text:p>
      <text:p text:style-name="Standard"/>
      <text:p text:style-name="Standard">SAMPLE INPUT</text:p>
      <text:p text:style-name="Standard"/>
      <text:p text:style-name="Standard">75BCD15</text:p>
      <text:p text:style-name="Standard">SAMPLE OUTPUT</text:p>
      <text:p text:style-name="Standard"/>
      <text:p text:style-name="Standard">7267464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16:17.145000000</meta:creation-date>
    <dc:date>2022-07-09T18:16:52.785000000</dc:date>
    <meta:editing-duration>PT35S</meta:editing-duration>
    <meta:editing-cycles>1</meta:editing-cycles>
    <meta:document-statistic meta:table-count="0" meta:image-count="0" meta:object-count="0" meta:page-count="1" meta:paragraph-count="14" meta:word-count="253" meta:character-count="1495" meta:non-whitespace-character-count="1255"/>
    <meta:generator>LibreOffice/5.4.6.2$Windows_X86_64 LibreOffice_project/4014ce260a04f1026ba855d3b8d91541c224eab8</meta:generator>
  </office:meta>
</office:document-meta>
</file>